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e695" officeooo:paragraph-rsid="000ae695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nl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e <office:annotation office:name="__Annotation__2_707013954"><dc:creator>AB C</dc:creator><dc:date>2015-05-15T19:50:51.040930960</dc:date><loext:sender-initials>ABC</loext:sender-initials><text:list text:style-name=""><text:list-item><text:p text:style-name="P2"><text:span text:style-name="T1">Comment</text:span></text:p></text:list-item></text:list></office:annotation>text<office:annotation-end office:name="__Annotation__2_70701395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en De Cuyper</meta:initial-creator>
    <meta:creation-date>2015-05-15T19:50:12.317969889</meta:creation-date>
    <dc:date>2015-05-15T19:51:14.881146988</dc:date>
    <dc:creator>AB C</dc:creator>
    <meta:editing-duration>PT1M3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Dev/5.0.0.0.alpha1$Linux_X86_64 LibreOffice_project/f3070563c3071e05e9c448e261fec1e397bffb48</meta:generator>
  </office:meta>
</office:document-meta>
</file>